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59cm"/>
    </style:style>
    <style:style style:name="Table1.B" style:family="table-column">
      <style:table-column-properties style:column-width="6.713cm"/>
    </style:style>
    <style:style style:name="Table1.C" style:family="table-column">
      <style:table-column-properties style:column-width="6.71cm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551d2" officeooo:paragraph-rsid="000551d2"/>
    </style:style>
    <style:style style:name="P2" style:family="paragraph" style:parent-style-name="Table_20_Contents">
      <style:text-properties officeooo:rsid="00059e06" officeooo:paragraph-rsid="00059e06"/>
    </style:style>
    <style:style style:name="P3" style:family="paragraph" style:parent-style-name="Table_20_Contents">
      <style:text-properties officeooo:rsid="00086847" officeooo:paragraph-rsid="00086847"/>
    </style:style>
    <style:style style:name="P4" style:family="paragraph" style:parent-style-name="Text_20_body">
      <style:text-properties officeooo:rsid="00059e06" officeooo:paragraph-rsid="00059e06"/>
    </style:style>
    <style:style style:name="P5" style:family="paragraph" style:parent-style-name="Table_20_Contents">
      <style:text-properties officeooo:rsid="00086847" officeooo:paragraph-rsid="00086847"/>
    </style:style>
    <style:style style:name="P6" style:family="paragraph" style:parent-style-name="Text_20_body">
      <style:text-properties officeooo:rsid="0009f7b1" officeooo:paragraph-rsid="0009f7b1"/>
    </style:style>
    <style:style style:name="P7" style:family="paragraph" style:parent-style-name="Text_20_body">
      <style:text-properties officeooo:paragraph-rsid="0009f7b1"/>
    </style:style>
    <style:style style:name="P8" style:family="paragraph" style:parent-style-name="Text_20_body">
      <style:text-properties officeooo:rsid="000a887d" officeooo:paragraph-rsid="000a887d"/>
    </style:style>
    <style:style style:name="P9" style:family="paragraph" style:parent-style-name="Text_20_body">
      <style:text-properties officeooo:paragraph-rsid="000a887d"/>
    </style:style>
    <style:style style:name="T1" style:family="text">
      <style:text-properties officeooo:rsid="00086847"/>
    </style:style>
    <style:style style:name="T2" style:family="text">
      <style:text-properties officeooo:rsid="0009f7b1"/>
    </style:style>
    <style:style style:name="T3" style:family="text">
      <style:text-properties officeooo:rsid="000a887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. El cuerpo finito GF(2⁸)</text:h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P1">Tiempo de GF_product_p (<text:span text:style-name="T1">n</text:span>s)</text:p>
          </table:table-cell>
          <table:table-cell table:style-name="Table1.C1" office:value-type="string">
            <text:p text:style-name="P1">Tiempo de GF_product_t (<text:span text:style-name="T1">n</text:span>s)</text:p>
          </table:table-cell>
        </table:table-row>
        <table:table-row>
          <table:table-cell table:style-name="Table1.C1" office:value-type="string">
            <text:p text:style-name="P2">0x83 * 0x2B</text:p>
          </table:table-cell>
          <table:table-cell table:style-name="Table1.B2" office:value-type="string">
            <text:p text:style-name="P3">38090,658</text:p>
          </table:table-cell>
          <table:table-cell table:style-name="Table1.C2" office:value-type="string">
            <text:p text:style-name="P3">693,41</text:p>
          </table:table-cell>
        </table:table-row>
        <table:table-row>
          <table:table-cell table:style-name="Table1.C2" office:value-type="string">
            <text:p text:style-name="P1">0x83 * 0x02</text:p>
          </table:table-cell>
          <table:table-cell table:style-name="Table1.B2" office:value-type="string">
            <text:p text:style-name="P3">10880,567</text:p>
          </table:table-cell>
          <table:table-cell table:style-name="Table1.C2" office:value-type="string">
            <text:p text:style-name="P3">636,136</text:p>
          </table:table-cell>
        </table:table-row>
        <table:table-row>
          <table:table-cell table:style-name="Table1.C2" office:value-type="string">
            <text:p text:style-name="P1">0x83 * 0x03</text:p>
          </table:table-cell>
          <table:table-cell table:style-name="Table1.B2" office:value-type="string">
            <text:p text:style-name="P3">11698,524</text:p>
          </table:table-cell>
          <table:table-cell table:style-name="Table1.C2" office:value-type="string">
            <text:p text:style-name="P3">634,236</text:p>
          </table:table-cell>
        </table:table-row>
        <table:table-row>
          <table:table-cell table:style-name="Table1.C2" office:value-type="string">
            <text:p text:style-name="P1">0x83 * 0x09</text:p>
          </table:table-cell>
          <table:table-cell table:style-name="Table1.B2" office:value-type="string">
            <text:p text:style-name="P3">19718,198</text:p>
          </table:table-cell>
          <table:table-cell table:style-name="Table1.C2" office:value-type="string">
            <text:p text:style-name="P3">521,66</text:p>
          </table:table-cell>
        </table:table-row>
        <table:table-row>
          <table:table-cell table:style-name="Table1.C2" office:value-type="string">
            <text:p text:style-name="P1">0x83 * 0x0B</text:p>
          </table:table-cell>
          <table:table-cell table:style-name="Table1.B2" office:value-type="string">
            <text:p text:style-name="P3">22359,465</text:p>
          </table:table-cell>
          <table:table-cell table:style-name="Table1.C2" office:value-type="string">
            <text:p text:style-name="P3">586,509</text:p>
          </table:table-cell>
        </table:table-row>
        <table:table-row>
          <table:table-cell table:style-name="Table1.C2" office:value-type="string">
            <text:p text:style-name="P1">0x83 * 0x0D</text:p>
          </table:table-cell>
          <table:table-cell table:style-name="Table1.B2" office:value-type="string">
            <text:p text:style-name="P3">20999,071</text:p>
          </table:table-cell>
          <table:table-cell table:style-name="Table1.C2" office:value-type="string">
            <text:p text:style-name="P3">548,548</text:p>
          </table:table-cell>
        </table:table-row>
        <table:table-row>
          <table:table-cell table:style-name="Table1.C2" office:value-type="string">
            <text:p text:style-name="P1">0x83 * 0x0E</text:p>
          </table:table-cell>
          <table:table-cell table:style-name="Table1.B2" office:value-type="string">
            <text:p text:style-name="P3">21987,804</text:p>
          </table:table-cell>
          <table:table-cell table:style-name="Table1.C2" office:value-type="string">
            <text:p text:style-name="P3">577,138</text:p>
          </table:table-cell>
        </table:table-row>
      </table:table>
      <text:h text:style-name="Heading_20_1" text:outline-level="1"/>
      <text:h text:style-name="Heading_20_1" text:outline-level="1">2. Advanced Encryption Standard (AES)</text:h>
      <text:h text:style-name="Heading_20_2" text:outline-level="2">2.1 <text:span text:style-name="T2">Efectos de las funciones elementales</text:span></text:h>
      <text:p text:style-name="P6">2. Cambiamos la función ShiftRows por la identidad. Que efectos tiene este cambio al cifrar un bloque?</text:p>
      <text:p text:style-name="P6">Un ejemplo de resultado al comparar un C y Ci cuando <text:s/>ShiftRows es la identidad, es:</text:p>
      <text:p text:style-name="P6">00000000bbc606c60000000000000000</text:p>
      <text:p text:style-name="P7"><text:span text:style-name="T2">Esto implica que los dos cifrados son prácticamente iguales.</text:span></text:p>
      <text:p text:style-name="P6">Por otro lado, si utilizamos la función ShiftRows definida en el AES el resultado de dicha comparación es:</text:p>
      <text:p text:style-name="P6">233cfedbed7aaa7e3f7f6fd7a8832b7a</text:p>
      <text:p text:style-name="P6">Esto quiere decir que C y Ci son completamente diferentes entre si. <text:span text:style-name="T3">Lo que evita que se pueda deducir parte de C a partir de Ci.</text:span></text:p>
      <text:p text:style-name="P9"><text:span text:style-name="T3">3. </text:span><text:span text:style-name="T2">Cambiamos la función </text:span><text:span text:style-name="T3">MixColumns</text:span><text:span text:style-name="T2"> por la identidad. Que efectos tiene este cambio al cifrar un bloque?</text:span></text:p>
      <text:p text:style-name="P8">Los efectos de usar la identidad en MixColumns son los mismos que en el caso anterior pero se agravan aún más, ya que C y Ci son aún más parecidos. Por ejemplo, el resultado de la comparación de un C y Ci cifrados con esta técnica es:</text:p>
      <text:p text:style-name="P8">000000000000000000000000001c0000</text:p>
      <text:p text:style-name="P8">Como se puede observar en este caso C y Ci solo difieren en 8 bits, a diferencia de los 32 que había en el caso anterio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19:37:02.362843810</meta:creation-date>
    <dc:date>2020-10-15T20:29:05.668307128</dc:date>
    <meta:editing-duration>PT11M22S</meta:editing-duration>
    <meta:editing-cycles>3</meta:editing-cycles>
    <meta:generator>LibreOffice/6.4.6.2$Linux_X86_64 LibreOffice_project/40$Build-2</meta:generator>
    <meta:document-statistic meta:table-count="1" meta:image-count="0" meta:object-count="0" meta:page-count="1" meta:paragraph-count="37" meta:word-count="240" meta:character-count="1378" meta:non-whitespace-character-count="1176"/>
  </office:meta>
</office:document-meta>
</file>